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3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4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5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6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7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8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9" style:parent-style-name="Listenabsatz" style:list-style-name="LFO1" style:family="paragraph">
      <style:paragraph-properties fo:margin-bottom="0in" fo:line-height="150%"/>
    </style:style>
    <style:style style:name="P10" style:parent-style-name="Listenabsatz" style:list-style-name="LFO1" style:family="paragraph">
      <style:paragraph-properties fo:margin-bottom="0in" fo:line-height="150%"/>
    </style:style>
    <style:style style:name="P11" style:parent-style-name="Listenabsatz" style:list-style-name="LFO1" style:family="paragraph">
      <style:paragraph-properties fo:margin-bottom="0in" fo:line-height="150%"/>
    </style:style>
  </office:automatic-styles>
  <office:body>
    <office:text text:use-soft-page-breaks="true">
      <text:p text:style-name="P1">Erstellen einer digitalen Signatur</text:p>
      <text:list text:style-name="LFO1" text:continue-numbering="true">
        <text:list-item>
          <text:p text:style-name="P2">Thunderbird von<text:s/><text:a xlink:href="https://www.mozilla.org/de/thunderbird/" office:target-frame-name="_top" xlink:show="replace"><text:span text:style-name="Hyperlink">https://www.mozilla.org/de/thunderbird/</text:span></text:a><text:s/>herunterladen und installieren</text:p>
        </text:list-item>
        <text:list-item>
          <text:p text:style-name="P3">In Thunderbird<text:s/>Email-Account erstellen und<text:s/>das Add-on Enigmail installieren</text:p>
        </text:list-item>
        <text:list-item>
          <text:p text:style-name="P4">In der Menüleiste von Thunderbird „Enigmail“ auswählen und den Einrichtungs-Assistenten starten</text:p>
        </text:list-item>
        <text:list-item>
          <text:p text:style-name="P5">Im Einrichtungs-Assistenten Gpg4win installieren und im Installation-Manager alle Programme für die Installation auswählen</text:p>
        </text:list-item>
        <text:list-item>
          <text:p text:style-name="P6">Passphrase erstellen</text:p>
        </text:list-item>
        <text:list-item>
          <text:p text:style-name="P7">Widerrufszertifikat erstellen</text:p>
        </text:list-item>
        <text:list-item>
          <text:p text:style-name="P8">Email an den Koordinator der Key-Sign-Party schicken und als Anhang den public key auswählen</text:p>
        </text:list-item>
        <text:list-item>
          <text:p text:style-name="P9">Key-Sign-Party</text:p>
        </text:list-item>
        <text:list-item>
          <text:p text:style-name="P10">Schlüssel in GPA signieren<text:s/></text:p>
        </text:list-item>
        <text:list-item>
          <text:p text:style-name="P11">Schlüssel in GPA<text:s/>an Server sende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Formatvorlage" style:display-name="Standard Formatvorlage" style:family="paragraph" style:parent-style-name="Standard">
      <style:paragraph-properties fo:text-align="center" fo:margin-bottom="0.1666in" fo:line-height="115%"/>
      <style:text-properties style:font-name="Arial" fo:font-size="12pt" style:font-size-asian="12pt" fo:hyphenate="false"/>
    </style:style>
    <style:style style:name="StandardFormatvorlageZchn" style:display-name="Standard Formatvorlage Zchn" style:family="text" style:parent-style-name="Absatz-Standardschriftart">
      <style:text-properties style:font-name="Arial" fo:font-size="12pt" style:font-size-asian="12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Klotz</meta:initial-creator>
    <dc:creator>Martin Klotz</dc:creator>
    <meta:creation-date>2018-03-20T07:15:00Z</meta:creation-date>
    <dc:date>2018-03-20T07:15:00Z</dc:date>
    <meta:template xlink:href="Normal.dotm" xlink:type="simple"/>
    <meta:editing-cycles>2</meta:editing-cycles>
    <meta:editing-duration>PT0S</meta:editing-duration>
    <meta:document-statistic meta:page-count="1" meta:paragraph-count="1" meta:word-count="95" meta:character-count="693" meta:row-count="4" meta:non-whitespace-character-count="599"/>
  </office:meta>
</office:document-meta>
</file>